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.setSaajData( Node n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.parseToXmlObject( SchemaTypeLoader stl , Node node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ale.loadXMLInputStream( XMLInputStream xis , XmlOptions options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Locale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parseToXmlObject( XMLInputStream xis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e.createXmlns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Loader.SaxLoader( XMLReader xr , Locator start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axHandler.attributeDecl( String eName , String aName , String type , String valueDefaul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enter( Locale other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parseToXmlObject( SchemaTypeLoader stl , XMLInputStream xis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ale.createSoapElement( QName name , QName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toChild( Cur c , QName name ,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ubBuffer.init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applyWhiteSpaceRule( String s , int ws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cale.lineNumber( XMLStreamReader xsr , Lo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.autoTypeDocument( Cur c , SchemaType requestedType , XmlOptions option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0">
            <text:p text:style-name="Table_20_Contents">30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Locale.importSoapElement( Document doc , Element elem , boolean deep , QName par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olv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createDocument( String uri , String qname , DocumentType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hCache.namesSame( QName pattern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NameFactory.getQName( String uri , String local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thCache.cacheSame( QName namePattern , QNameSet set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verifyDocumentType( Cur c , QName docElem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Locale.getCharUt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Handler.elementDecl( String name , String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isFragment( Cur start , Cur e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ocale.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DocProps( Cur c , boolean ens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QNameFactory.getQName(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newSaxHandler(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ScrubBuffer( int ws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.parseToXmlObject( SchemaTypeLoader stl , XMLStreamReader xsr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ale.toFirstNormalAttr( Cu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thCache.setsSame( QNameSet patternSet , QName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parseToXmlObject( Reader reader ,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.lineNumber( XMLEvent xe , Lo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invalidateDomCaches( Dom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.createTex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makeQNameNoCheck( String 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isFragmentQ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.notifyCh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x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thCache.distance( Dom parent ,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.newInstance( SchemaTypeLoader stl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QNameFactory.getQName( char [ ] uriSrc , int uriPos , int uriCch , char [ ] localSrc , int localPos , int local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ader.setEntityResolver( EntityResolver 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findDomNthChild( Dom parent , int 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cale.parseToXmlObject( Node node ,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e.addNamespace( StringBuffer sb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e.parseToXmlObject( SchemaTypeLoader stl , InputStream is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ale.getLocale( SchemaTypeLoader stl , XmlOptions optio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ax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namespacesSame( QName n1 , QName n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.loadNodeChildren( Node n , Lo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.nodeToXmlStream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PiccoloSax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Handler.startElement( String uri , String local , String qName , Attributes at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XmlSaxHandlerImpl.getLexical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Load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internalEntityDecl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toFirstChildElement( Cur 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ale.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Props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doNamespaces( XMLStreamReader xsr , Load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thCache.distance( Xobj parent , QName name , QNameSet set , int 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.isXmlns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.associateSourceName( Cur c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.has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processWhiteSpaceRule( String s ,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axHandlerImpl.bookmarkLastAttr( QName attrName , XmlBookmark 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isDomCached( Dom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newSaxHandler( SchemaTypeLoader stl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rubBuffer.scrub( Object src , int off , int cc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ocale.parseToXmlObject( SchemaTypeLoader stl , String xmlText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ale.checkNode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no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domLength( Dom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e.nodeToXmlObject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beginsWithXml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le.doAttributes( XMLStreamReader xsr , Lo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axHandlerImpl.XmlSaxHandlerImpl( Locale l ,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.load( String s ,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xLoad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iccoloSaxLoader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toPrevSiblingElement( Cur cu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SaxHandlerImpl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e.toLastChildElement( Cu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.load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Props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parseToXmlObject( XMLStreamReader xsr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adContext.isAttrOfTypeId( QName aqn , QName eq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xHandler.SaxHandler( Locator start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SaxLoader.XmlReaderSaxLoader( XMLReader x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weakCur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NthCache.length( Dom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ale.isWhiteSpace( StringBuffer s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e.loadXMLStreamReader( XMLStreamReader xsr , XmlOptions option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Locale.findNthChildElem( Xobj parent , QName name , QNameSet set , int 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thCache.fetch( Xobj parent , QName name , QNameSet set , int n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Locale.newInstance( SchemaType type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e.Locale( SchemaTypeLoader stl ,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axHandler.unparsedEntityDecl( String name , String publicId , String systemId , String 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ex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axHandlerImpl.getConten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TextValue( Cur c , int wsr , char [ ] chars , int off , int max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.load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SaajData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.makeQName( String uri , String local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.toNextSiblingElement( Cu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le.pollQue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e.streamToNode( XMLStreamReader x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loa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Handler.characters( char ch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applyNamespaces( Cur c , Map namesp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le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load( InputSource i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xmlnsPrefix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en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toNextNormalAttr( Cu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e.toPrevNormalAttr( Cu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xHandler.externalEntity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e.parseToXmlObject( InputStream is ,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e.toNextSiblingElement( Cur c , Xobj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ax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Prop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parseToXmlObject( SchemaTypeLoader stl , Reader reader , SchemaType typ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adContext.addIdAttr( String eName , String 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Handler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.newDomImplementation( SchemaTypeLoader stl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createCdata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Loader.load( Locale l , InputSource is , Xml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ocale.embedCu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ubBuffer.getResul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registerForChange( Chang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e.createDocumentType( String q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thCache.fetch( Dom parent , int 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Locale.load( Reader 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Loader.postLoad(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QNameFactory.getQName( char [ ] uriSrc , int uriPos , int uriCch , char [ ] localSrc , int localPos , int localCch , char [ ] prefixSrc , int prefixPos , int prefix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.refQue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.en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e.parse( String s , SchemaType type ,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cale.count( Xobj parent , QName name , QNameSet 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e.nodeToCursor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load( InputStream in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exit( Locale other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ccoloSaxLoader.postLoad(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axHandlerImpl.bookmarkLastEvent( XmlBookmark 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Cu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ax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Hand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SaxLoader( XmlOptions 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cale.verifyAttributeType( Cur c , QName attr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Locale.temp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getTextValue( Cu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ubBuffer.Scrub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pushToContainer( Cu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iccoloSaxLoader.PiccoloSaxLoader( Piccolo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.loadNode( Node n , Load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">
            <text:p text:style-name="Table_20_Contents">3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Locale.parseToXmlObject( String xmlText , SchemaType typ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.isWhiteSpac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Handler.Sax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hCache.nameHit( QName namePattern , QNameSet setPattern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.getAllNamespaces( Cur c , Map fille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cale.makeQualifiedQName( String uri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xHandler.initSaxHandler( Locale l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e.makeQName( String uri , String local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.Ref( Cur c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Load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.tempCur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